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324180" table:style-name="ce6">
            <text:p>324.180</text:p>
          </table:table-cell>
          <table:table-cell office:value-type="float" office:value="6800" table:style-name="ce6">
            <text:p>6.800</text:p>
          </table:table-cell>
          <table:table-cell office:value-type="float" office:value="330980" table:style-name="ce6">
            <text:p>330.980</text:p>
          </table:table-cell>
          <table:table-cell office:value-type="float" office:value="313286" table:style-name="ce6">
            <text:p>313.286</text:p>
          </table:table-cell>
          <table:table-cell office:value-type="percentage" office:value="0.94654057646987733" table:style-name="ce11">
            <text:p>94,7%</text:p>
          </table:table-cell>
          <table:table-cell office:value-type="float" office:value="90764" table:style-name="ce6">
            <text:p>90.764</text:p>
          </table:table-cell>
          <table:table-cell office:value-type="date" office:date-value="2021-02-01T00:00:00" table:style-name="ce14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55305" table:style-name="ce8">
            <text:p>55.305</text:p>
          </table:table-cell>
          <table:table-cell office:value-type="float" office:value="1200" table:style-name="ce8">
            <text:p>1.200</text:p>
          </table:table-cell>
          <table:table-cell office:value-type="float" office:value="56505" table:style-name="ce8">
            <text:p>56.505</text:p>
          </table:table-cell>
          <table:table-cell office:value-type="float" office:value="56482" table:style-name="ce8">
            <text:p>56.482</text:p>
          </table:table-cell>
          <table:table-cell office:value-type="percentage" office:value="0.99959295637554202" table:style-name="ce12">
            <text:p>100,0%</text:p>
          </table:table-cell>
          <table:table-cell office:value-type="float" office:value="11119" table:style-name="ce8">
            <text:p>11.119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58235" table:style-name="ce8">
            <text:p>58.235</text:p>
          </table:table-cell>
          <table:table-cell office:value-type="float" office:value="1200" table:style-name="ce8">
            <text:p>1.200</text:p>
          </table:table-cell>
          <table:table-cell office:value-type="float" office:value="59435" table:style-name="ce8">
            <text:p>59.435</text:p>
          </table:table-cell>
          <table:table-cell office:value-type="float" office:value="58177" table:style-name="ce8">
            <text:p>58.177</text:p>
          </table:table-cell>
          <table:table-cell office:value-type="percentage" office:value="0.97883402035837475" table:style-name="ce12">
            <text:p>97,9%</text:p>
          </table:table-cell>
          <table:table-cell office:value-type="float" office:value="19503" table:style-name="ce8">
            <text:p>19.503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29610" table:style-name="ce8">
            <text:p>29.610</text:p>
          </table:table-cell>
          <table:table-cell office:value-type="float" office:value="600" table:style-name="ce8">
            <text:p>600</text:p>
          </table:table-cell>
          <table:table-cell office:value-type="float" office:value="30210" table:style-name="ce8">
            <text:p>30.210</text:p>
          </table:table-cell>
          <table:table-cell office:value-type="float" office:value="25963" table:style-name="ce8">
            <text:p>25.963</text:p>
          </table:table-cell>
          <table:table-cell office:value-type="percentage" office:value="0.8594174114531612" table:style-name="ce12">
            <text:p>85,9%</text:p>
          </table:table-cell>
          <table:table-cell office:value-type="float" office:value="5026" table:style-name="ce8">
            <text:p>5.026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64320" table:style-name="ce8">
            <text:p>64.320</text:p>
          </table:table-cell>
          <table:table-cell office:value-type="float" office:value="1300" table:style-name="ce8">
            <text:p>1.300</text:p>
          </table:table-cell>
          <table:table-cell office:value-type="float" office:value="65620" table:style-name="ce8">
            <text:p>65.620</text:p>
          </table:table-cell>
          <table:table-cell office:value-type="float" office:value="67783" table:style-name="ce8">
            <text:p>67.783</text:p>
          </table:table-cell>
          <table:table-cell office:value-type="percentage" office:value="1.0329625114294423" table:style-name="ce12">
            <text:p>103,3%</text:p>
          </table:table-cell>
          <table:table-cell office:value-type="float" office:value="14647" table:style-name="ce8">
            <text:p>14.647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27645" table:style-name="ce8">
            <text:p>27.645</text:p>
          </table:table-cell>
          <table:table-cell office:value-type="float" office:value="500" table:style-name="ce8">
            <text:p>500</text:p>
          </table:table-cell>
          <table:table-cell office:value-type="float" office:value="28145" table:style-name="ce8">
            <text:p>28.145</text:p>
          </table:table-cell>
          <table:table-cell office:value-type="float" office:value="25067" table:style-name="ce8">
            <text:p>25.067</text:p>
          </table:table-cell>
          <table:table-cell office:value-type="percentage" office:value="0.89063776869781486" table:style-name="ce12">
            <text:p>89,1%</text:p>
          </table:table-cell>
          <table:table-cell office:value-type="float" office:value="4261" table:style-name="ce8">
            <text:p>4.261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21395" table:style-name="ce8">
            <text:p>121.395</text:p>
          </table:table-cell>
          <table:table-cell office:value-type="float" office:value="2500" table:style-name="ce8">
            <text:p>2.500</text:p>
          </table:table-cell>
          <table:table-cell office:value-type="float" office:value="123895" table:style-name="ce8">
            <text:p>123.895</text:p>
          </table:table-cell>
          <table:table-cell office:value-type="float" office:value="126362" table:style-name="ce8">
            <text:p>126.362</text:p>
          </table:table-cell>
          <table:table-cell office:value-type="percentage" office:value="1.019912022276928" table:style-name="ce12">
            <text:p>102,0%</text:p>
          </table:table-cell>
          <table:table-cell office:value-type="float" office:value="35051" table:style-name="ce8">
            <text:p>35.051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82935" table:style-name="ce8">
            <text:p>82.935</text:p>
          </table:table-cell>
          <table:table-cell office:value-type="float" office:value="1700" table:style-name="ce8">
            <text:p>1.700</text:p>
          </table:table-cell>
          <table:table-cell office:value-type="float" office:value="84635" table:style-name="ce8">
            <text:p>84.635</text:p>
          </table:table-cell>
          <table:table-cell office:value-type="float" office:value="88888" table:style-name="ce8">
            <text:p>88.888</text:p>
          </table:table-cell>
          <table:table-cell office:value-type="percentage" office:value="1.0502510781591541" table:style-name="ce12">
            <text:p>105,0%</text:p>
          </table:table-cell>
          <table:table-cell office:value-type="float" office:value="21360" table:style-name="ce8">
            <text:p>21.360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280250" table:style-name="ce8">
            <text:p>280.250</text:p>
          </table:table-cell>
          <table:table-cell office:value-type="float" office:value="5800" table:style-name="ce8">
            <text:p>5.800</text:p>
          </table:table-cell>
          <table:table-cell office:value-type="float" office:value="286050" table:style-name="ce8">
            <text:p>286.050</text:p>
          </table:table-cell>
          <table:table-cell office:value-type="float" office:value="261562" table:style-name="ce8">
            <text:p>261.562</text:p>
          </table:table-cell>
          <table:table-cell office:value-type="percentage" office:value="0.91439258870826778" table:style-name="ce12">
            <text:p>91,4%</text:p>
          </table:table-cell>
          <table:table-cell office:value-type="float" office:value="69431" table:style-name="ce8">
            <text:p>69.431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42930" table:style-name="ce8">
            <text:p>142.930</text:p>
          </table:table-cell>
          <table:table-cell office:value-type="float" office:value="2900" table:style-name="ce8">
            <text:p>2.900</text:p>
          </table:table-cell>
          <table:table-cell office:value-type="float" office:value="145830" table:style-name="ce8">
            <text:p>145.830</text:p>
          </table:table-cell>
          <table:table-cell office:value-type="float" office:value="147945" table:style-name="ce8">
            <text:p>147.945</text:p>
          </table:table-cell>
          <table:table-cell office:value-type="percentage" office:value="1.0145031886443119" table:style-name="ce12">
            <text:p>101,5%</text:p>
          </table:table-cell>
          <table:table-cell office:value-type="float" office:value="44979" table:style-name="ce8">
            <text:p>44.979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50975" table:style-name="ce8">
            <text:p>50.975</text:p>
          </table:table-cell>
          <table:table-cell office:value-type="float" office:value="1000" table:style-name="ce8">
            <text:p>1.000</text:p>
          </table:table-cell>
          <table:table-cell office:value-type="float" office:value="51975" table:style-name="ce8">
            <text:p>51.975</text:p>
          </table:table-cell>
          <table:table-cell office:value-type="float" office:value="49703" table:style-name="ce8">
            <text:p>49.703</text:p>
          </table:table-cell>
          <table:table-cell office:value-type="percentage" office:value="0.9562866762866763" table:style-name="ce12">
            <text:p>95,6%</text:p>
          </table:table-cell>
          <table:table-cell office:value-type="float" office:value="10776" table:style-name="ce8">
            <text:p>10.776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87865" table:style-name="ce8">
            <text:p>87.865</text:p>
          </table:table-cell>
          <table:table-cell office:value-type="float" office:value="1800" table:style-name="ce8">
            <text:p>1.800</text:p>
          </table:table-cell>
          <table:table-cell office:value-type="float" office:value="89665" table:style-name="ce8">
            <text:p>89.665</text:p>
          </table:table-cell>
          <table:table-cell office:value-type="float" office:value="87736" table:style-name="ce8">
            <text:p>87.736</text:p>
          </table:table-cell>
          <table:table-cell office:value-type="percentage" office:value="0.97848658897005525" table:style-name="ce12">
            <text:p>97,8%</text:p>
          </table:table-cell>
          <table:table-cell office:value-type="float" office:value="29065" table:style-name="ce8">
            <text:p>29.065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4105" table:style-name="ce8">
            <text:p>14.105</text:p>
          </table:table-cell>
          <table:table-cell office:value-type="float" office:value="200" table:style-name="ce8">
            <text:p>200</text:p>
          </table:table-cell>
          <table:table-cell office:value-type="float" office:value="14305" table:style-name="ce8">
            <text:p>14.305</text:p>
          </table:table-cell>
          <table:table-cell office:value-type="float" office:value="13215" table:style-name="ce8">
            <text:p>13.215</text:p>
          </table:table-cell>
          <table:table-cell office:value-type="percentage" office:value="0.92380286613072349" table:style-name="ce12">
            <text:p>92,4%</text:p>
          </table:table-cell>
          <table:table-cell office:value-type="float" office:value="3478" table:style-name="ce8">
            <text:p>3.478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228075" table:style-name="ce8">
            <text:p>228.075</text:p>
          </table:table-cell>
          <table:table-cell office:value-type="float" office:value="4700" table:style-name="ce8">
            <text:p>4.700</text:p>
          </table:table-cell>
          <table:table-cell office:value-type="float" office:value="232775" table:style-name="ce8">
            <text:p>232.775</text:p>
          </table:table-cell>
          <table:table-cell office:value-type="float" office:value="199495" table:style-name="ce8">
            <text:p>199.495</text:p>
          </table:table-cell>
          <table:table-cell office:value-type="percentage" office:value="0.85702932015895172" table:style-name="ce12">
            <text:p>85,7%</text:p>
          </table:table-cell>
          <table:table-cell office:value-type="float" office:value="24312" table:style-name="ce8">
            <text:p>24.312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59225" table:style-name="ce8">
            <text:p>59.225</text:p>
          </table:table-cell>
          <table:table-cell office:value-type="float" office:value="1200" table:style-name="ce8">
            <text:p>1.200</text:p>
          </table:table-cell>
          <table:table-cell office:value-type="float" office:value="60425" table:style-name="ce8">
            <text:p>60.425</text:p>
          </table:table-cell>
          <table:table-cell office:value-type="float" office:value="60731" table:style-name="ce8">
            <text:p>60.731</text:p>
          </table:table-cell>
          <table:table-cell office:value-type="percentage" office:value="1.0050641290856435" table:style-name="ce12">
            <text:p>100,5%</text:p>
          </table:table-cell>
          <table:table-cell office:value-type="float" office:value="12580" table:style-name="ce8">
            <text:p>12.580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27645" table:style-name="ce8">
            <text:p>27.645</text:p>
          </table:table-cell>
          <table:table-cell office:value-type="float" office:value="500" table:style-name="ce8">
            <text:p>500</text:p>
          </table:table-cell>
          <table:table-cell office:value-type="float" office:value="28145" table:style-name="ce8">
            <text:p>28.145</text:p>
          </table:table-cell>
          <table:table-cell office:value-type="float" office:value="26779" table:style-name="ce8">
            <text:p>26.779</text:p>
          </table:table-cell>
          <table:table-cell office:value-type="percentage" office:value="0.95146562444483918" table:style-name="ce12">
            <text:p>95,1%</text:p>
          </table:table-cell>
          <table:table-cell office:value-type="float" office:value="6320" table:style-name="ce8">
            <text:p>6.320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74700" table:style-name="ce8">
            <text:p>74.700</text:p>
          </table:table-cell>
          <table:table-cell office:value-type="float" office:value="1400" table:style-name="ce8">
            <text:p>1.400</text:p>
          </table:table-cell>
          <table:table-cell office:value-type="float" office:value="76100" table:style-name="ce8">
            <text:p>76.100</text:p>
          </table:table-cell>
          <table:table-cell office:value-type="float" office:value="59582" table:style-name="ce8">
            <text:p>59.582</text:p>
          </table:table-cell>
          <table:table-cell office:value-type="percentage" office:value="0.78294349540078845" table:style-name="ce12">
            <text:p>78,3%</text:p>
          </table:table-cell>
          <table:table-cell office:value-type="float" office:value="14059" table:style-name="ce8">
            <text:p>14.059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950" table:style-name="ce8">
            <text:p>1.950</text:p>
          </table:table-cell>
          <table:table-cell office:value-type="percentage" office:value="0.89449541284403666" table:style-name="ce12">
            <text:p>89,4%</text:p>
          </table:table-cell>
          <table:table-cell office:value-type="float" office:value="748" table:style-name="ce8">
            <text:p>748</text:p>
          </table:table-cell>
          <table:table-cell office:value-type="date" office:date-value="2021-02-01T00:00:00" table:style-name="ce15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2348" table:style-name="ce8">
            <text:p>2.348</text:p>
          </table:table-cell>
          <table:table-cell office:value-type="percentage" office:value="1.0770642201834861" table:style-name="ce12">
            <text:p>107,7%</text:p>
          </table:table-cell>
          <table:table-cell office:value-type="float" office:value="1040" table:style-name="ce8">
            <text:p>1.040</text:p>
          </table:table-cell>
          <table:table-cell office:value-type="date" office:date-value="2021-02-01T00:00:00" table:style-name="ce16">
            <text:p>01/02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1733355" table:style-name="ce10">
            <text:p>1.733.355</text:p>
          </table:table-cell>
          <table:table-cell office:value-type="float" office:value="35700" table:style-name="ce10">
            <text:p>35.700</text:p>
          </table:table-cell>
          <table:table-cell office:value-type="float" office:value="1769055" table:style-name="ce10">
            <text:p>1.769.055</text:p>
          </table:table-cell>
          <table:table-cell office:value-type="float" office:value="1673054" table:style-name="ce10">
            <text:p>1.673.054</text:p>
          </table:table-cell>
          <table:table-cell office:value-type="percentage" office:value="0.94573317392619227" table:style-name="ce13">
            <text:p>94,6%</text:p>
          </table:table-cell>
          <table:table-cell office:value-type="float" office:value="418519" table:style-name="ce10">
            <text:p>418.519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2-02T14:59:39Z</dc:date>
  </office:meta>
</office:document-meta>
</file>